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260000027EDC3BDF7FB6FF824C.png" manifest:media-type="image/png"/>
  <manifest:file-entry manifest:full-path="Pictures/10000201000003D9000002A3C2D3CA4E8ACDD3E1.png" manifest:media-type="image/png"/>
  <manifest:file-entry manifest:full-path="Pictures/1000020100000466000002D2B4B4E4CCD094F94A.png" manifest:media-type="image/png"/>
  <manifest:file-entry manifest:full-path="Pictures/100002010000035D0000025462BB8DD474148738.png" manifest:media-type="image/png"/>
  <manifest:file-entry manifest:full-path="Pictures/100002010000033C00000253989E65814EA8BF8A.png" manifest:media-type="image/png"/>
  <manifest:file-entry manifest:full-path="Pictures/100002010000032B00000218204A6D95208D0136.png" manifest:media-type="image/png"/>
  <manifest:file-entry manifest:full-path="Pictures/10000201000002D9000001E0DE5CCFEC562647B3.png" manifest:media-type="image/png"/>
  <manifest:file-entry manifest:full-path="Pictures/10000201000002800000022E36FBB45FBF30E686.png" manifest:media-type="image/png"/>
  <manifest:file-entry manifest:full-path="Pictures/10000201000004010000028979AF5FD4632136B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.108cm, 1.411cm, 4.722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353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.239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199cm, 2.2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359cm, 2.859cm, 4.495cm, 3.881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399cm, 1.668cm, 0cm, 1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2.07cm, 1.816cm, 5.728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297cm, 5.702cm, 2.047cm, 2.116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.2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1.2cm" svg:height="10.806cm" svg:x="2cm" svg:y="0.1cm">
          <draw:image xlink:href="Pictures/100002010000033C00000253989E65814EA8BF8A.png" xlink:type="simple" xlink:show="embed" xlink:actuate="onLoad">
            <text:p/>
          </draw:image>
        </draw:frame>
        <draw:frame draw:style-name="gr2" draw:text-style-name="P1" draw:layer="layout" svg:width="13.219cm" svg:height="9.39cm" svg:x="14.2cm" svg:y="0.61cm">
          <draw:image xlink:href="Pictures/10000201000002D9000001E0DE5CCFEC562647B3.png" xlink:type="simple" xlink:show="embed" xlink:actuate="onLoad">
            <text:p/>
          </draw:image>
        </draw:frame>
        <draw:frame draw:style-name="gr3" draw:text-style-name="P2" draw:layer="layout" svg:width="13.6cm" svg:height="1.673cm" svg:x="15.3cm" svg:y="0.1cm">
          <draw:text-box>
            <text:p><text:span text:style-name="T1">EMISI APPS: DATA PER 12 SEPT 2020</text:span></text:p>
          </draw:text-box>
        </draw:frame>
        <draw:frame draw:style-name="gr4" draw:text-style-name="P3" draw:layer="layout" svg:width="12.5cm" svg:height="10.67cm" svg:x="14.6cm" svg:y="10.2cm">
          <draw:image xlink:href="Pictures/10000201000002800000022E36FBB45FBF30E686.png" xlink:type="simple" xlink:show="embed" xlink:actuate="onLoad">
            <text:p/>
          </draw:image>
        </draw:frame>
        <draw:frame draw:style-name="gr5" draw:text-style-name="P3" draw:layer="layout" svg:width="14.634cm" svg:height="10.177cm" svg:x="0cm" svg:y="10.823cm">
          <draw:image xlink:href="Pictures/10000201000004010000028979AF5FD4632136B4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7" draw:text-style-name="P3" draw:layer="layout" svg:width="15.564cm" svg:height="9.6cm" svg:x="0.1cm" svg:y="6.2cm">
          <draw:image xlink:href="Pictures/1000020100000466000002D2B4B4E4CCD094F94A.png" xlink:type="simple" xlink:show="embed" xlink:actuate="onLoad">
            <text:p/>
          </draw:image>
        </draw:frame>
        <draw:frame draw:style-name="gr8" draw:text-style-name="P3" draw:layer="layout" svg:width="12cm" svg:height="9.629cm" svg:x="15.8cm" svg:y="6.171cm">
          <draw:image xlink:href="Pictures/100002010000035D0000025462BB8DD47414873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9" draw:text-style-name="P3" draw:layer="layout" svg:width="11.541cm" svg:height="10.637cm" svg:x="16.259cm" svg:y="5.163cm">
          <draw:image xlink:href="Pictures/100002010000032B00000218204A6D95208D0136.png" xlink:type="simple" xlink:show="embed" xlink:actuate="onLoad">
            <text:p/>
          </draw:image>
        </draw:frame>
        <draw:frame draw:style-name="gr10" draw:text-style-name="P3" draw:layer="layout" svg:width="13.975cm" svg:height="10.4cm" svg:x="0.025cm" svg:y="0.4cm">
          <draw:image xlink:href="Pictures/10000201000003D9000002A3C2D3CA4E8ACDD3E1.png" xlink:type="simple" xlink:show="embed" xlink:actuate="onLoad">
            <text:p/>
          </draw:image>
        </draw:frame>
        <draw:frame draw:style-name="gr11" draw:text-style-name="P3" draw:layer="layout" svg:width="15.573cm" svg:height="10.294cm" svg:x="0.027cm" svg:y="10.628cm">
          <draw:image xlink:href="Pictures/10000201000004260000027EDC3BDF7FB6FF824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11T20:17:47.854467146</meta:creation-date>
    <meta:generator>LibreOffice/5.1.6.2$Linux_X86_64 LibreOffice_project/10m0$Build-2</meta:generator>
    <dc:date>2020-09-13T17:06:09.561427100</dc:date>
    <meta:editing-duration>PT5H15M21S</meta:editing-duration>
    <meta:editing-cycles>43</meta:editing-cycles>
    <meta:document-statistic meta:object-count="37"/>
  </office:meta>
</office:document-meta>
</file>